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weight="bold" officeooo:rsid="001cdae5" officeooo:paragraph-rsid="0002554f" style:font-weight-asian="bold" style:font-weight-complex="bold"/>
    </style:style>
    <style:style style:name="P2" style:family="paragraph" style:parent-style-name="Standard">
      <style:text-properties style:font-name="DejaVu Sans Condensed" fo:font-weight="bold" officeooo:rsid="0032da15" officeooo:paragraph-rsid="0002554f" style:font-weight-asian="bold" style:font-weight-complex="bold"/>
    </style:style>
    <style:style style:name="P3" style:family="paragraph" style:parent-style-name="Standard" style:list-style-name="L1">
      <style:text-properties style:font-name="DejaVu Sans Condensed" officeooo:rsid="00275192" officeooo:paragraph-rsid="0002554f"/>
    </style:style>
    <style:style style:name="P4" style:family="paragraph" style:parent-style-name="Standard" style:list-style-name="L1">
      <style:text-properties style:font-name="DejaVu Sans Condensed" fo:font-size="12pt" officeooo:rsid="0032da15" officeooo:paragraph-rsid="0002554f" style:font-size-asian="12pt" style:font-size-complex="12pt"/>
    </style:style>
    <style:style style:name="P5" style:family="paragraph" style:parent-style-name="Standard" style:list-style-name="L1">
      <style:text-properties style:font-name="DejaVu Sans Condensed" fo:font-size="12pt" officeooo:rsid="003308d3" officeooo:paragraph-rsid="0002554f" style:font-size-asian="12pt" style:font-size-complex="12pt"/>
    </style:style>
    <style:style style:name="P6" style:family="paragraph" style:parent-style-name="Standard" style:list-style-name="L1">
      <style:text-properties style:font-name="DejaVu Sans Condensed" officeooo:paragraph-rsid="0002554f"/>
    </style:style>
    <style:style style:name="P7" style:family="paragraph" style:parent-style-name="Standard">
      <style:text-properties style:font-name="DejaVu Sans Condensed" officeooo:paragraph-rsid="0002554f"/>
    </style:style>
    <style:style style:name="P8" style:family="paragraph" style:parent-style-name="Standard">
      <style:text-properties style:font-name="DejaVu Sans Condensed" fo:font-weight="bold" officeooo:paragraph-rsid="0002554f" style:font-weight-asian="bold" style:font-weight-complex="bold"/>
    </style:style>
    <style:style style:name="T1" style:family="text">
      <style:text-properties fo:font-weight="normal" officeooo:rsid="0032da1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5d1a" style:font-weight-asian="normal" style:font-weight-complex="normal"/>
    </style:style>
    <style:style style:name="T4" style:family="text">
      <style:text-properties officeooo:rsid="00265a77"/>
    </style:style>
    <style:style style:name="T5" style:family="text">
      <style:text-properties officeooo:rsid="004f26c4"/>
    </style:style>
    <style:style style:name="T6" style:family="text">
      <style:text-properties officeooo:rsid="001ff558"/>
    </style:style>
    <style:style style:name="T7" style:family="text">
      <style:text-properties officeooo:rsid="003308d3"/>
    </style:style>
    <style:style style:name="T8" style:family="text">
      <style:text-properties officeooo:rsid="002488f8"/>
    </style:style>
    <style:style style:name="T9" style:family="text">
      <style:text-properties officeooo:rsid="001e5d1a"/>
    </style:style>
    <style:style style:name="T10" style:family="text">
      <style:text-properties fo:font-size="12pt" fo:font-weight="normal" officeooo:rsid="0032da15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e5d1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2aa8f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47b14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5a3c6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8ee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/>
      <text:list text:style-name="L1">
        <text:list-item>
          <text:p text:style-name="P3"><text:span text:style-name="T1">P</text:span><text:span text:style-name="T2">roduto: </text:span><text:span text:style-name="T3">link_img,</text:span><text:span text:style-name="T4"> nome, </text:span><text:span text:style-name="T5">marca, </text:span><text:span text:style-name="T6">desc</text:span><text:span text:style-name="T4">, preço, </text:span><text:span text:style-name="T7">categoria</text:span><text:span text:style-name="T4">;</text:span></text:p>
          <text:p text:style-name="P3"/>
        </text:list-item>
        <text:list-item>
          <text:p text:style-name="P4">Compra: estado (não pago, indo para o endereço, entregue), valor, data<text:span text:style-name="T8">_compra</text:span>, <text:span text:style-name="T9">cliente</text:span>, <text:span text:style-name="T9">cpf_cliente.</text:span></text:p>
          <text:p text:style-name="P4"/>
        </text:list-item>
        <text:list-item>
          <text:p text:style-name="P5"><text:span text:style-name="T9">Itens_compra</text:span>: <text:span text:style-name="T9">nome_prod, </text:span><text:span text:style-name="T6">desc,</text:span><text:span text:style-name="T9"> quant</text:span><text:span text:style-name="T6">,</text:span><text:span text:style-name="T9"> </text:span><text:span text:style-name="T6">valor_somado</text:span><text:span text:style-name="T9">.</text:span></text:p>
          <text:p text:style-name="P4"/>
        </text:list-item>
        <text:list-item>
          <text:p text:style-name="P6"><text:span text:style-name="T10">Cliente: nome, endereço, </text:span><text:span text:style-name="T11">cpf,</text:span><text:span text:style-name="T10"> </text:span><text:span text:style-name="T11">telefone, </text:span><text:span text:style-name="T12">whats</text:span><text:span text:style-name="T13">a</text:span><text:span text:style-name="T12">p</text:span><text:span text:style-name="T14">p</text:span><text:span text:style-name="T10">;</text:span></text:p>
        </text:list-item>
      </text:list>
      <text:p text:style-name="P7"><text:span text:style-name="T15"/></text:p>
      <text:p text:style-name="P1">Esquemas</text:p>
      <text:p text:style-name="P7"><text:span text:style-name="T15"/></text:p>
      <text:p text:style-name="P8">1. Esquema "Produtos"</text:p>
      <text:p text:style-name="P7"><text:line-break/>Tabelas:<text:line-break/>produtos (informações básicas dos produtos)<text:line-break/>categorias (categorias de produtos, como alimentos, bebidas, higiene)<text:line-break/>marcas (fabricantes ou marcas dos produtos)<text:line-break/>estoques (quantidade disponível em cada loja ou depósito)</text:p>
      <text:p text:style-name="P7"/>
      <text:p text:style-name="P8">2. Esquema "Vendas"</text:p>
      <text:p text:style-name="P7"><text:line-break/>Tabelas:<text:line-break/>vendas (registro de vendas realizadas)<text:line-break/>detalhes_venda (detalhes de cada item vendido, como quantidade e preço)<text:line-break/>formas_pagamento (métodos de pagamento utilizados, como cartão ou dinheiro)<text:line-break/>descontos (promoções ou descontos aplicados nas vendas)</text:p>
      <text:p text:style-name="P7"/>
      <text:p text:style-name="P8">3. Esquema "Clientes"</text:p>
      <text:p text:style-name="P7"><text:line-break/>Tabelas:<text:line-break/>clientes (dados pessoais e de contato dos clientes)<text:line-break/>programa_fidelidade (informações sobre programas de fidelidade)<text:line-break/>enderecos_clientes (endereços para entrega ou cadastro)</text:p>
      <text:p text:style-name="P7"/>
      <text:p text:style-name="P8">4. Esquema "Fornecedores"</text:p>
      <text:p text:style-name="P7"><text:line-break/>Tabelas:<text:line-break/>fornecedores (dados sobre fornecedores de produtos)<text:line-break/>pedidos_compra (pedidos feitos aos fornecedores)<text:line-break/>detalhes_pedidos_compra (itens específicos de cada pedido)</text:p>
      <text:p text:style-name="P7"/>
      <text:p text:style-name="P8">5. Esquema "Funcionários"</text:p>
      <text:p text:style-name="P7"><text:line-break/>Tabelas:<text:line-break/>funcionarios (dados pessoais e profissionais dos funcionários)<text:line-break/>cargos (funções desempenhadas, como caixas, estoquistas)<text:line-break/>horarios (horários de trabalho ou turnos)</text:p>
      <text:p text:style-name="P7"/>
      <text:p text:style-name="P8">6. Esquema “Financeiro”</text:p>
      <text:p text:style-name="P7"><text:soft-page-break/><text:line-break/>Tabelas:<text:line-break/>receitas (registro das receitas geradas)<text:line-break/>despesas (gastos operacionais do supermercado)<text:line-break/>balancos (relatórios financeiros, como balanço mensal)</text:p>
      <text:p text:style-name="P7"/>
      <text:p text:style-name="P8">7. Esquema “Logística”</text:p>
      <text:p text:style-name="P7"><text:line-break/>Tabelas:<text:line-break/>transportes (dados sobre transportadoras ou frotas próprias)<text:line-break/>entregas (detalhes de entregas aos clientes ou lojas)<text:line-break/>armaz<text:span text:style-name="T16">e</text:span>n<text:span text:style-name="T16">s</text:span> (localização e controle de depósitos)</text:p>
      <text:p text:style-name="P7"/>
      <text:p text:style-name="P8">8. Esquema “Configurações” (opcional)</text:p>
      <text:p text:style-name="P7"><text:line-break/>Tabelas:<text:line-break/>usuários (dados de login e permissões do sistema)<text:line-break/>configurações (parâmetros gerais para o funcionamento do sistem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6:21:57.592000000</meta:creation-date>
    <dc:date>2025-02-21T16:22:01.914000000</dc:date>
    <meta:editing-duration>PT4S</meta:editing-duration>
    <meta:editing-cycles>1</meta:editing-cycles>
    <meta:document-statistic meta:table-count="0" meta:image-count="0" meta:object-count="0" meta:page-count="2" meta:paragraph-count="22" meta:word-count="237" meta:character-count="1917" meta:non-whitespace-character-count="1698"/>
    <meta:generator>LibreOffice/24.8.4.2$Windows_X86_64 LibreOffice_project/bb3cfa12c7b1bf994ecc5649a80400d06cd71002</meta:generator>
  </office:meta>
</office:document-meta>
</file>